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8.8276in" svg:height="4.7291in" svg:x="1.8173in" svg:y="0.0394in">
            <draw:object draw:notify-on-update-of-ranges="Arkusz1.A1:Arkusz1.A9 Arkusz1.B1:Arkusz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date-style style:name="N120">
      <number:day number:style="long"/>
      <number:text>.</number:text>
      <number:month number:style="long"/>
      <number:text>.</number:text>
      <number:year/>
    </number:date-style>
    <number:date-style style:name="N121">
      <number:day number:style="long"/>
      <number:text>.</number:text>
      <number:month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22T00:30:23.162913090</dc:date>
    <meta:editing-duration>P0D</meta:editing-duration>
    <meta:editing-cycles>1</meta:editing-cycles>
    <meta:document-statistic meta:table-count="1" meta:cell-count="18" meta:object-count="1"/>
    <meta:generator>LibreOffice/4.2.5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23cm" svg:height="12.013cm" xlink:href=".." xlink:type="simple" chart:class="chart:line" chart:style-name="ch1">
        <chart:title svg:x="10.069cm" svg:y="0.376cm" chart:style-name="ch2">
          <text:p>Statystyka</text:p>
        </chart:title>
        <chart:subtitle svg:x="9.302cm" svg:y="1.395cm" chart:style-name="ch3">
          <text:p>Ilość linii kodu .cpp/.h</text:p>
        </chart:subtitle>
        <chart:legend chart:legend-position="end" svg:x="20.47cm" svg:y="5.707cm" style:legend-expansion="high" chart:style-name="ch4"/>
        <chart:plot-area chart:style-name="ch5" table:cell-range-address="Arkusz1.A1:Arkusz1.B9" chart:data-source-has-labels="both" svg:x="1.459cm" svg:y="2.558cm" svg:width="18.115cm" svg:height="8.234cm">
          <chartooo:coordinate-region svg:x="2.637cm" svg:y="2.757cm" svg:width="16.937cm" svg:height="7.388cm"/>
          <chart:axis chart:dimension="x" chart:name="primary-x" chart:style-name="ch6" chartooo:axis-type="auto">
            <chartooo:date-scale/>
            <chart:title svg:x="10.115cm" svg:y="11.032cm" chart:style-name="ch7">
              <text:p>Data</text:p>
            </chart:title>
            <chart:categories table:cell-range-address="Arkusz1.A1:Arkusz1.A9"/>
          </chart:axis>
          <chart:axis chart:dimension="y" chart:name="primary-y" chart:style-name="ch8">
            <chart:title svg:x="0.451cm" svg:y="7.486cm" chart:style-name="ch9">
              <text:p>Linie kodu</text:p>
            </chart:title>
            <chart:grid chart:style-name="ch10" chart:class="major"/>
          </chart:axis>
          <chart:series chart:style-name="ch11" chart:values-cell-range-address="Arkusz1.B1:Arkusz1.B9" chart:label-cell-address="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ie</text:p>
              </table:table-cell>
            </table:table-row>
          </table:table-header-rows>
          <table:table-rows>
            <table:table-row>
              <table:table-cell office:value-type="float" office:value="41856">
                <text:p>41860</text:p>
                <draw:g>
                  <svg:desc>Arkusz1.A1:Arkusz1.A9</svg:desc>
                </draw:g>
              </table:table-cell>
              <table:table-cell office:value-type="float" office:value="15591">
                <text:p>15591</text:p>
                <draw:g>
                  <svg:desc>Arkusz1.B1:Arkusz1.B9</svg:desc>
                </draw:g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